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adornments="Medium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5e4c3a" officeooo:paragraph-rsid="001e0ffc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5e4c3a" officeooo:paragraph-rsid="0020a0f3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re Franklin SemiBold" fo:font-size="12pt" fo:letter-spacing="normal" fo:language="es" fo:country="ES" fo:font-style="normal" fo:font-weight="normal" officeooo:rsid="005e4c3a" officeooo:paragraph-rsid="00276495" style:font-size-asian="12pt" style:font-size-complex="12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re Franklin SemiBold" fo:font-size="12pt" fo:letter-spacing="normal" fo:language="es" fo:country="ES" fo:font-style="normal" fo:font-weight="normal" officeooo:rsid="005e4c3a" officeooo:paragraph-rsid="001d3acd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SemiBold" fo:font-size="12pt" fo:letter-spacing="normal" fo:language="es" fo:country="ES" fo:font-style="normal" fo:font-weight="normal" officeooo:rsid="005e4c3a" officeooo:paragraph-rsid="001d3acd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SemiBold" fo:font-size="11pt" fo:letter-spacing="normal" fo:language="es" fo:country="ES" fo:font-style="normal" fo:font-weight="normal" officeooo:rsid="005e4c3a" officeooo:paragraph-rsid="0020a0f3" style:font-size-asian="11pt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SemiBold" fo:font-size="11pt" fo:letter-spacing="normal" fo:language="es" fo:country="ES" fo:font-style="normal" fo:font-weight="normal" officeooo:rsid="005e4c3a" officeooo:paragraph-rsid="00231d5c" style:font-size-asian="11pt" style:font-size-complex="11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0000" loext:opacity="100%" style:font-name="Libre Franklin SemiBold" fo:font-size="11pt" fo:letter-spacing="normal" fo:language="es" fo:country="ES" fo:font-style="normal" fo:font-weight="normal" officeooo:rsid="005e4c3a" officeooo:paragraph-rsid="00276495" style:font-size-asian="11pt" style:font-size-complex="11pt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808080" loext:opacity="100%" style:font-name="Libre Franklin SemiBold" fo:font-size="9pt" fo:letter-spacing="normal" fo:language="es" fo:country="ES" fo:font-style="normal" fo:font-weight="normal" officeooo:rsid="001e0ffc" officeooo:paragraph-rsid="001e0ffc" style:font-size-asian="9pt" style:font-size-complex="9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Libre Franklin SemiBold" fo:font-size="12pt" officeooo:paragraph-rsid="0020a0f3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Libre Franklin SemiBold" fo:font-size="12pt" officeooo:paragraph-rsid="00276495" style:font-size-asian="12p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ff0000" loext:opacity="100%" style:font-name="Libre Franklin SemiBold" fo:font-size="11pt" officeooo:paragraph-rsid="0020a0f3" style:font-size-asian="11pt" style:font-size-complex="11pt"/>
    </style:style>
    <style:style style:name="T1" style:family="text">
      <style:text-properties fo:font-variant="normal" fo:text-transform="none" fo:letter-spacing="normal" fo:language="es" fo:country="ES" fo:font-style="normal" fo:font-weight="normal" officeooo:rsid="005e4c3a"/>
    </style:style>
    <style:style style:name="T2" style:family="text">
      <style:text-properties fo:font-variant="normal" fo:text-transform="none" fo:letter-spacing="normal" fo:language="es" fo:country="ES" fo:font-style="normal" fo:font-weight="normal" officeooo:rsid="001e0ffc"/>
    </style:style>
    <style:style style:name="T3" style:family="text">
      <style:text-properties fo:font-variant="normal" fo:text-transform="none" fo:color="#808080" loext:opacity="100%" fo:letter-spacing="normal" fo:language="es" fo:country="ES" fo:font-style="normal" fo:font-weight="normal" officeooo:rsid="001e0ffc"/>
    </style:style>
    <style:style style:name="T4" style:family="text">
      <style:text-properties fo:font-variant="normal" fo:text-transform="none" fo:font-size="10pt" fo:letter-spacing="normal" fo:language="es" fo:country="ES" fo:font-style="normal" fo:font-weight="normal" officeooo:rsid="005e4c3a" style:font-size-asian="10pt" style:font-size-complex="10pt"/>
    </style:style>
    <style:style style:name="T5" style:family="text">
      <style:text-properties fo:font-variant="normal" fo:text-transform="none" fo:font-size="10pt" fo:letter-spacing="normal" fo:language="es" fo:country="ES" fo:font-style="normal" fo:font-weight="normal" officeooo:rsid="005e4df3" style:font-size-asian="10pt" style:font-size-complex="10pt"/>
    </style:style>
    <style:style style:name="T6" style:family="text">
      <style:text-properties fo:font-variant="normal" fo:text-transform="none" fo:font-size="10pt" fo:letter-spacing="normal" fo:language="es" fo:country="ES" fo:font-style="normal" fo:font-weight="normal" officeooo:rsid="001fd45e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5e4df3" style:font-size-asian="10pt" style:font-size-complex="10pt"/>
    </style:style>
    <style:style style:name="T9" style:family="text">
      <style:text-properties fo:font-size="10pt" officeooo:rsid="001fd45e" style:font-size-asian="10pt" style:font-size-complex="10pt"/>
    </style:style>
    <style:style style:name="T10" style:family="text">
      <style:text-properties fo:font-size="10pt" officeooo:rsid="0020a0f3" style:font-size-asian="10pt" style:font-size-complex="10pt"/>
    </style:style>
    <style:style style:name="T11" style:family="text">
      <style:text-properties fo:font-size="10pt" officeooo:rsid="00231d5c" style:font-size-asian="10pt" style:font-size-complex="10pt"/>
    </style:style>
    <style:style style:name="T12" style:family="text">
      <style:text-properties officeooo:rsid="001fd45e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officeooo:rsid="0020a0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VOCACIÓN AL ESPÍRITU SANTO</text:p>
      <text:p text:style-name="P9"><text:span text:style-name="T12">Estribillo</text:span> del canto Oh Señor envía tu Espíritu de Lucien Deiss</text:p>
      <text:p text:style-name="P5"/>
      <text:p text:style-name="P6"><text:span text:style-name="T9"><text:s text:c="10"/>Lam</text:span></text:p>
      <text:p text:style-name="P11"><text:span text:style-name="T3">A.</text:span><text:span text:style-name="T2"> <text:s text:c="3"/></text:span><text:span text:style-name="T1">OH, SEÑOR,</text:span></text:p>
      <text:p text:style-name="P8"><text:span text:style-name="T9"><text:s text:c="10"/></text:span><text:span text:style-name="T9">La7Rem <text:s text:c="16"/>Lam <text:s text:c="11"/>Sol</text:span><text:span text:style-name="T10">7</text:span></text:p>
      <text:p text:style-name="P11"><text:span text:style-name="T1"><text:s text:c="9"/>ENVÍA TU ESPÍRITU,</text:span></text:p>
      <text:p text:style-name="P7"><text:span text:style-name="T7"><text:s text:c="33"/>Do <text:s text:c="23"/></text:span><text:span text:style-name="T8">Fa</text:span></text:p>
      <text:p text:style-name="P3"><text:s text:c="8"/>QUE RENUEVE LA FAZ</text:p>
      <text:p text:style-name="P8"><text:span text:style-name="T8"><text:s text:c="10"/>Rem Lam <text:s text:c="6"/></text:span><text:span text:style-name="T9">Mi</text:span><text:span text:style-name="T8">7 <text:s/>La</text:span><text:span text:style-name="T11">m</text:span></text:p>
      <text:p text:style-name="P3"><text:s text:c="8"/>DE <text:s text:c="3"/>LA <text:s text:c="2"/>TIE - RRA.</text:p>
      <text:p text:style-name="P1"/>
      <text:p text:style-name="P8"><text:span text:style-name="T9"><text:s text:c="10"/>Lam</text:span></text:p>
      <text:p text:style-name="P11"><text:span text:style-name="T2"><text:s text:c="9"/></text:span><text:span text:style-name="T1">OH, SEÑOR,</text:span></text:p>
      <text:p text:style-name="P8"><text:span text:style-name="T9"><text:s text:c="10"/>La7Rem <text:s text:c="16"/>Lam <text:s text:c="11"/>Sol</text:span><text:span text:style-name="T10">7</text:span></text:p>
      <text:p text:style-name="P11"><text:span text:style-name="T1"><text:s text:c="9"/>ENVÍA TU ESPÍRITU,</text:span></text:p>
      <text:p text:style-name="P8"><text:span text:style-name="T7"><text:s text:c="33"/>Do <text:s text:c="23"/></text:span><text:span text:style-name="T8">Fa</text:span></text:p>
      <text:p text:style-name="P3"><text:s text:c="8"/>QUE RENUEVE LA FAZ</text:p>
      <text:p text:style-name="P8"><text:span text:style-name="T8"><text:s text:c="10"/>Rem Lam <text:s text:c="6"/></text:span><text:span text:style-name="T9">Mi</text:span><text:span text:style-name="T8">7 <text:s text:c="3"/>La</text:span></text:p>
      <text:p text:style-name="P3"><text:span text:style-name="T15"><text:s text:c="8"/>DE <text:s text:c="3"/>LA <text:s text:c="2"/>TIE - RR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adornments="Medium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5:21:18.130753530</meta:creation-date>
    <dc:date>2023-04-21T15:43:44.066660504</dc:date>
    <meta:editing-duration>PT39M40S</meta:editing-duration>
    <meta:editing-cycles>8</meta:editing-cycles>
    <meta:generator>LibreOffice/7.4.5.1$Linux_X86_64 LibreOffice_project/40$Build-1</meta:generator>
    <meta:document-statistic meta:table-count="0" meta:image-count="0" meta:object-count="0" meta:page-count="1" meta:paragraph-count="18" meta:word-count="64" meta:character-count="607" meta:non-whitespace-character-count="247"/>
  </office:meta>
</office:document-meta>
</file>